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241in" table:align="left"/>
    </style:style>
    <style:style style:name="Table1.A" style:family="table-column">
      <style:table-column-properties style:column-width="1.5639in"/>
    </style:style>
    <style:style style:name="Table1.B" style:family="table-column">
      <style:table-column-properties style:column-width="1.8889in"/>
    </style:style>
    <style:style style:name="Table1.C" style:family="table-column">
      <style:table-column-properties style:column-width="1.788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5944in" table:align="left"/>
    </style:style>
    <style:style style:name="Table2.A" style:family="table-column">
      <style:table-column-properties style:column-width="0.8799in"/>
    </style:style>
    <style:style style:name="Table2.B" style:family="table-column">
      <style:table-column-properties style:column-width="0.9986in"/>
    </style:style>
    <style:style style:name="Table2.C" style:family="table-column">
      <style:table-column-properties style:column-width="2.71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Quotations">
      <style:text-properties fo:font-size="6pt" style:font-size-asian="5.25pt" style:font-size-complex="6pt"/>
    </style:style>
    <style:style style:name="P12" style:family="paragraph" style:parent-style-name="Text_20_body" style:list-style-name="L6">
      <style:text-properties fo:font-size="6pt" style:font-size-asian="5.25pt" style:font-size-complex="6pt"/>
    </style:style>
    <style:style style:name="P13" style:family="paragraph" style:parent-style-name="Text_20_body" style:list-style-name="L7">
      <style:text-properties fo:font-size="6pt" style:font-size-asian="5.25pt" style:font-size-complex="6pt"/>
    </style:style>
    <style:style style:name="P14" style:family="paragraph" style:parent-style-name="Text_20_body" style:list-style-name="L8">
      <style:text-properties fo:font-size="6pt" style:font-size-asian="5.25pt" style:font-size-complex="6pt"/>
    </style:style>
    <style:style style:name="P15" style:family="paragraph" style:parent-style-name="Text_20_body" style:list-style-name="L9">
      <style:text-properties fo:font-size="6pt" style:font-size-asian="5.25pt" style:font-size-complex="6pt"/>
    </style:style>
    <style:style style:name="P16" style:family="paragraph" style:parent-style-name="Text_20_body" style:list-style-name="L10">
      <style:text-properties fo:font-size="6pt" style:font-size-asian="5.25pt" style:font-size-complex="6pt"/>
    </style:style>
    <style:style style:name="P17" style:family="paragraph" style:parent-style-name="Text_20_body" style:list-style-name="L11">
      <style:text-properties fo:font-size="6pt" style:font-size-asian="5.25pt" style:font-size-complex="6pt"/>
    </style:style>
    <style:style style:name="P18" style:family="paragraph" style:parent-style-name="Text_20_body" style:list-style-name="L12">
      <style:text-properties fo:font-size="6pt" style:font-size-asian="5.25pt" style:font-size-complex="6pt"/>
    </style:style>
    <style:style style:name="P19" style:family="paragraph" style:parent-style-name="Text_20_body" style:list-style-name="L13">
      <style:text-properties fo:font-size="6pt" style:font-size-asian="5.25pt" style:font-size-complex="6pt"/>
    </style:style>
    <style:style style:name="P20" style:family="paragraph" style:parent-style-name="Text_20_body" style:list-style-name="L14">
      <style:text-properties fo:font-size="6pt" style:font-size-asian="5.25pt" style:font-size-complex="6pt"/>
    </style:style>
    <style:style style:name="P21" style:family="paragraph" style:parent-style-name="Text_20_body" style:list-style-name="L15">
      <style:text-properties fo:font-size="6pt" style:font-size-asian="5.25pt" style:font-size-complex="6pt"/>
    </style:style>
    <style:style style:name="P22" style:family="paragraph" style:parent-style-name="Text_20_body" style:list-style-name="L16">
      <style:text-properties fo:font-size="6pt" style:font-size-asian="5.25pt" style:font-size-complex="6pt"/>
    </style:style>
    <style:style style:name="P23" style:family="paragraph" style:parent-style-name="Text_20_body" style:list-style-name="L17">
      <style:text-properties fo:font-size="6pt" style:font-size-asian="5.25pt" style:font-size-complex="6pt"/>
    </style:style>
    <style:style style:name="P24" style:family="paragraph" style:parent-style-name="Text_20_body" style:list-style-name="L18">
      <style:text-properties fo:font-size="6pt" style:font-size-asian="5.25pt" style:font-size-complex="6pt"/>
    </style:style>
    <style:style style:name="P25" style:family="paragraph" style:parent-style-name="Text_20_body" style:list-style-name="L19">
      <style:text-properties fo:font-size="6pt" style:font-size-asian="5.25pt" style:font-size-complex="6pt"/>
    </style:style>
    <style:style style:name="P26" style:family="paragraph" style:parent-style-name="Text_20_body" style:list-style-name="L20">
      <style:text-properties fo:font-size="6pt" style:font-size-asian="5.25pt" style:font-size-complex="6pt"/>
    </style:style>
    <style:style style:name="P27" style:family="paragraph" style:parent-style-name="Text_20_body" style:list-style-name="L21">
      <style:text-properties fo:font-size="6pt" style:font-size-asian="5.25pt" style:font-size-complex="6pt"/>
    </style:style>
    <style:style style:name="P28" style:family="paragraph" style:parent-style-name="Text_20_body" style:list-style-name="L22">
      <style:text-properties fo:font-size="6pt" style:font-size-asian="5.25pt" style:font-size-complex="6pt"/>
    </style:style>
    <style:style style:name="P29" style:family="paragraph" style:parent-style-name="Text_20_body" style:list-style-name="L23">
      <style:text-properties fo:font-size="6pt" style:font-size-asian="5.25pt" style:font-size-complex="6pt"/>
    </style:style>
    <style:style style:name="P30" style:family="paragraph" style:parent-style-name="Text_20_body" style:list-style-name="L24">
      <style:text-properties fo:font-size="6pt" style:font-size-asian="5.25pt" style:font-size-complex="6pt"/>
    </style:style>
    <style:style style:name="P31" style:family="paragraph" style:parent-style-name="Text_20_body" style:list-style-name="L25">
      <style:text-properties fo:font-size="6pt" style:font-size-asian="5.25pt" style:font-size-complex="6pt"/>
    </style:style>
    <style:style style:name="P32" style:family="paragraph" style:parent-style-name="Text_20_body" style:list-style-name="L26">
      <style:text-properties fo:font-size="6pt" style:font-size-asian="5.25pt" style:font-size-complex="6pt"/>
    </style:style>
    <style:style style:name="P3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Document #7 — Business Plan</text:span></text:h>
      <text:h text:style-name="P2" text:outline-level="2"><text:span text:style-name="Strong_20_Emphasis">PART 4 — Revenue Model &amp; Financials</text:span></text:h>
      <text:p text:style-name="P3"/>
      <text:h text:style-name="P1" text:outline-level="1"><text:span text:style-name="Strong_20_Emphasis">4. Revenue Model &amp; Financials</text:span></text:h>
      <text:p text:style-name="P4">The RoboChef ecosystem produces <text:span text:style-name="Strong_20_Emphasis">five major revenue streams</text:span>, three of which are <text:span text:style-name="Strong_20_Emphasis">recurring</text:span>, <text:span text:style-name="Strong_20_Emphasis">scalable</text:span>, and <text:span text:style-name="Strong_20_Emphasis">protected by patents + encrypted ingredient control (AEC)</text:span>.</text:p>
      <text:p text:style-name="P4">This makes RoboChef not just a product —<text:line-break/>but an entire <text:span text:style-name="Strong_20_Emphasis">food-tech economic platform</text:span>.</text:p>
      <text:p text:style-name="P3"/>
      <text:h text:style-name="P1" text:outline-level="1"><text:span text:style-name="Strong_20_Emphasis">4.1 Revenue Stream #1 — Hardware Sales</text:span></text:h>
      <text:h text:style-name="P2" text:outline-level="2"><text:span text:style-name="Strong_20_Emphasis">1. RoboChef Appliance (Satellite Units)</text:span></text:h>
      <text:list text:style-name="L1">
        <text:list-item>
          <text:p text:style-name="P5"><text:span text:style-name="Strong_20_Emphasis">Personal unit:</text:span> $1,500–$3,000</text:p>
        </text:list-item>
        <text:list-item>
          <text:p text:style-name="P5"><text:span text:style-name="Strong_20_Emphasis">Family unit:</text:span> $4,000–$7,000</text:p>
        </text:list-item>
        <text:list-item>
          <text:p text:style-name="P5"><text:span text:style-name="Strong_20_Emphasis">Restaurant unit:</text:span> $15,000–$45,000</text:p>
        </text:list-item>
      </text:list>
      <text:p text:style-name="P4">These are <text:span text:style-name="Strong_20_Emphasis">high margin</text:span> (40–65%) hardware sales similar to:</text:p>
      <text:list text:style-name="L2">
        <text:list-item>
          <text:p text:style-name="P6">Thermomix</text:p>
        </text:list-item>
        <text:list-item>
          <text:p text:style-name="P6">Tovala</text:p>
        </text:list-item>
        <text:list-item>
          <text:p text:style-name="P6">Moley Robotics</text:p>
        </text:list-item>
        <text:list-item>
          <text:p text:style-name="P6">Commercial kitchen robots</text:p>
        </text:list-item>
      </text:list>
      <text:h text:style-name="P7" text:outline-level="3"><text:span text:style-name="Strong_20_Emphasis">Humanoid Embodiment</text:span></text:h>
      <text:p text:style-name="P4">As humanoids become mass-produced (2026–2035), pricing is expected:</text:p>
      <text:list text:style-name="L3">
        <text:list-item>
          <text:p text:style-name="P8"><text:span text:style-name="Strong_20_Emphasis">Basic food-prep humanoid:</text:span> $8,000–$12,000</text:p>
        </text:list-item>
        <text:list-item>
          <text:p text:style-name="P8"><text:span text:style-name="Strong_20_Emphasis">Professional restaurant humanoid:</text:span> $18,000–$30,000</text:p>
        </text:list-item>
      </text:list>
      <text:p text:style-name="P4">RoboChef’s software, cloud control, and AI training turn generic humanoids into <text:span text:style-name="Strong_20_Emphasis">culinary robots</text:span>, unlocking licensing revenue.</text:p>
      <text:p text:style-name="P3"/>
      <text:h text:style-name="P1" text:outline-level="1"><text:span text:style-name="Strong_20_Emphasis">4.2 Revenue Stream #2 — AEC Licensing (Encrypted Ingredient Packs)</text:span></text:h>
      <text:p text:style-name="P4">💰 <text:span text:style-name="Strong_20_Emphasis">This is the core billion-dollar engine of the business.</text:span></text:p>
      <text:p text:style-name="P4">Vendors must purchase <text:span text:style-name="Strong_20_Emphasis">Authorized Encrypted Codes (AEC)</text:span> from RoboChef to legally sell ingredients for the ecosystem.</text:p>
      <text:p text:style-name="P4">Each ingredient pack contains:</text:p>
      <text:list text:style-name="L4">
        <text:list-item>
          <text:p text:style-name="P9">encrypted tag</text:p>
        </text:list-item>
        <text:list-item>
          <text:p text:style-name="P9">recipe metadata</text:p>
        </text:list-item>
        <text:list-item>
          <text:p text:style-name="P9">allergen profile</text:p>
        </text:list-item>
        <text:list-item>
          <text:p text:style-name="P9">freshness/expiry</text:p>
        </text:list-item>
        <text:list-item>
          <text:p text:style-name="P9">quantity</text:p>
        </text:list-item>
        <text:list-item>
          <text:p text:style-name="P9">vendor ID</text:p>
        </text:list-item>
        <text:list-item>
          <text:p text:style-name="P9">royalty information for chefs</text:p>
        </text:list-item>
      </text:list>
      <text:p text:style-name="P4">The robot <text:span text:style-name="Strong_20_Emphasis">refuses to open unverified or expired packs</text:span>.</text:p>
      <text:h text:style-name="P7" text:outline-level="3"><text:span text:style-name="Strong_20_Emphasis">Revenue Structure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ack Type</text:p>
            </table:table-cell>
            <table:table-cell table:style-name="Table1.A1" office:value-type="string">
              <text:p text:style-name="Table_20_Heading">Vendor AEC Fee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Basic ingredient pack</text:p>
          </table:table-cell>
          <table:table-cell table:style-name="Table1.A1" office:value-type="string">
            <text:p text:style-name="Table_20_Contents">$0.10–$0.50 per pack</text:p>
          </table:table-cell>
          <table:table-cell table:style-name="Table1.A1" office:value-type="string">
            <text:p text:style-name="Table_20_Contents">vegetables, grains, basics</text:p>
          </table:table-cell>
        </table:table-row>
        <text:soft-page-break/>
        <table:table-row>
          <table:table-cell table:style-name="Table1.A1" office:value-type="string">
            <text:p text:style-name="Table_20_Contents">Premium protein pack</text:p>
          </table:table-cell>
          <table:table-cell table:style-name="Table1.A1" office:value-type="string">
            <text:p text:style-name="Table_20_Contents">$0.50–$1.00</text:p>
          </table:table-cell>
          <table:table-cell table:style-name="Table1.A1" office:value-type="string">
            <text:p text:style-name="Table_20_Contents">chicken, beef, fish</text:p>
          </table:table-cell>
        </table:table-row>
        <table:table-row>
          <table:table-cell table:style-name="Table1.A1" office:value-type="string">
            <text:p text:style-name="Table_20_Contents">Celebrity recipe kit</text:p>
          </table:table-cell>
          <table:table-cell table:style-name="Table1.A1" office:value-type="string">
            <text:p text:style-name="Table_20_Contents">$1–$3 per full meal</text:p>
          </table:table-cell>
          <table:table-cell table:style-name="Table1.A1" office:value-type="string">
            <text:p text:style-name="Table_20_Contents">shared with chefs</text:p>
          </table:table-cell>
        </table:table-row>
        <table:table-row>
          <table:table-cell table:style-name="Table1.A1" office:value-type="string">
            <text:p text:style-name="Table_20_Contents">Restaurant bulk AEC</text:p>
          </table:table-cell>
          <table:table-cell table:style-name="Table1.A1" office:value-type="string">
            <text:p text:style-name="Table_20_Contents">subscription + per-pack fee</text:p>
          </table:table-cell>
          <table:table-cell table:style-name="Table1.A1" office:value-type="string">
            <text:p text:style-name="Table_20_Contents">thousands per month</text:p>
          </table:table-cell>
        </table:table-row>
      </table:table>
      <text:h text:style-name="P7" text:outline-level="3"><text:span text:style-name="Strong_20_Emphasis">Projected Volume</text:span></text:h>
      <text:p text:style-name="P4">If the system reaches:</text:p>
      <text:list text:style-name="L5">
        <text:list-item>
          <text:p text:style-name="P10">1% restaurant market</text:p>
        </text:list-item>
        <text:list-item>
          <text:p text:style-name="P10">0.1% household market</text:p>
        </text:list-item>
      </text:list>
      <text:p text:style-name="P4">AEC flow will exceed <text:span text:style-name="Strong_20_Emphasis">100M–300M packets per year</text:span>.</text:p>
      <text:h text:style-name="P7" text:outline-level="3"><text:span text:style-name="Strong_20_Emphasis">Recurring Revenue Potential</text:span></text:h>
      <text:p text:style-name="P4">At an average of <text:span text:style-name="Strong_20_Emphasis">$0.40 per pack</text:span>, RoboChef generates:</text:p>
      <text:p text:style-name="P11"><text:span text:style-name="Strong_20_Emphasis">$40M–$120M per year in PURE recurring licensing revenue</text:span><text:line-break/>(with extremely small market penetration)</text:p>
      <text:p text:style-name="P4">This is why the <text:span text:style-name="Strong_20_Emphasis">AEC patent</text:span> is the crown jewel.</text:p>
      <text:p text:style-name="P3"/>
      <text:h text:style-name="P1" text:outline-level="1"><text:span text:style-name="Strong_20_Emphasis">4.3 Revenue Stream #3 — Subscription Services</text:span></text:h>
      <text:p text:style-name="P4">Every robot connects to:</text:p>
      <text:list text:style-name="L6">
        <text:list-item>
          <text:p text:style-name="P12">cloud AI</text:p>
        </text:list-item>
        <text:list-item>
          <text:p text:style-name="P12">recipe library</text:p>
        </text:list-item>
        <text:list-item>
          <text:p text:style-name="P12">personalization engine</text:p>
        </text:list-item>
        <text:list-item>
          <text:p text:style-name="P12">humanoid training updates</text:p>
        </text:list-item>
        <text:list-item>
          <text:p text:style-name="P12">kitchen mapping</text:p>
        </text:list-item>
        <text:list-item>
          <text:p text:style-name="P12">safety system updates</text:p>
        </text:list-item>
      </text:list>
      <text:h text:style-name="P7" text:outline-level="3">Proposed tiers: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Plan</text:p>
            </table:table-cell>
            <table:table-cell table:style-name="Table2.A1" office:value-type="string">
              <text:p text:style-name="Table_20_Heading">Price</text:p>
            </table:table-cell>
            <table:table-cell table:style-name="Table2.A1" office:value-type="string">
              <text:p text:style-name="Table_20_Heading">Market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Basic</text:span></text:p>
          </table:table-cell>
          <table:table-cell table:style-name="Table2.A1" office:value-type="string">
            <text:p text:style-name="Table_20_Contents">$9.99/mo</text:p>
          </table:table-cell>
          <table:table-cell table:style-name="Table2.A1" office:value-type="string">
            <text:p text:style-name="Table_20_Contents">households, minimal AI feature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o</text:span></text:p>
          </table:table-cell>
          <table:table-cell table:style-name="Table2.A1" office:value-type="string">
            <text:p text:style-name="Table_20_Contents">$19.99/mo</text:p>
          </table:table-cell>
          <table:table-cell table:style-name="Table2.A1" office:value-type="string">
            <text:p text:style-name="Table_20_Contents">families, recipe cloud + AEC discount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staurant</text:span></text:p>
          </table:table-cell>
          <table:table-cell table:style-name="Table2.A1" office:value-type="string">
            <text:p text:style-name="Table_20_Contents">$99–$399/mo</text:p>
          </table:table-cell>
          <table:table-cell table:style-name="Table2.A1" office:value-type="string">
            <text:p text:style-name="Table_20_Contents">unlimited recipes, vendor managemen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nterprise</text:span></text:p>
          </table:table-cell>
          <table:table-cell table:style-name="Table2.A1" office:value-type="string">
            <text:p text:style-name="Table_20_Contents">custom</text:p>
          </table:table-cell>
          <table:table-cell table:style-name="Table2.A1" office:value-type="string">
            <text:p text:style-name="Table_20_Contents">hospital chains, hotels, cruise ships</text:p>
          </table:table-cell>
        </table:table-row>
      </table:table>
      <text:h text:style-name="P7" text:outline-level="3">Additional subscription add-ons:</text:h>
      <text:list text:style-name="L7">
        <text:list-item>
          <text:p text:style-name="P13"><text:span text:style-name="Emphasis">Chef Marketplace Access</text:span> (premium recipes)</text:p>
        </text:list-item>
        <text:list-item>
          <text:p text:style-name="P13"><text:span text:style-name="Emphasis">Nutrition &amp; Diet AI Advisor</text:span></text:p>
        </text:list-item>
        <text:list-item>
          <text:p text:style-name="P13"><text:span text:style-name="Emphasis">Allergen Guard AI</text:span></text:p>
        </text:list-item>
        <text:list-item>
          <text:p text:style-name="P13"><text:span text:style-name="Emphasis">Kitchen Inventory Monitoring</text:span></text:p>
        </text:list-item>
        <text:list-item>
          <text:p text:style-name="P13"><text:span text:style-name="Emphasis">Humanoid training modules</text:span></text:p>
        </text:list-item>
      </text:list>
      <text:p text:style-name="P4">Projected subscription revenue at moderate penetration:</text:p>
      <text:p text:style-name="P11"><text:span text:style-name="Strong_20_Emphasis">$20M–$60M annually</text:span> after scaling.</text:p>
      <text:p text:style-name="P3"/>
      <text:h text:style-name="P1" text:outline-level="1"><text:soft-page-break/><text:span text:style-name="Strong_20_Emphasis">4.4 Revenue Stream #4 — Licensing RoboChef Technology</text:span></text:h>
      <text:h text:style-name="P7" text:outline-level="3">License categories:</text:h>
      <text:list text:style-name="L8">
        <text:list-item>
          <text:p text:style-name="P14"><text:span text:style-name="Strong_20_Emphasis">Robot Body Manufacturers</text:span></text:p>
          <text:list>
            <text:list-item>
              <text:p text:style-name="P14">Tesla Optimus</text:p>
            </text:list-item>
            <text:list-item>
              <text:p text:style-name="P14">Agility Robotics</text:p>
            </text:list-item>
            <text:list-item>
              <text:p text:style-name="P14">Chinese humanoid brands</text:p>
            </text:list-item>
          </text:list>
        </text:list-item>
      </text:list>
      <text:p text:style-name="P4">These companies get:</text:p>
      <text:list text:style-name="L9">
        <text:list-item>
          <text:p text:style-name="P15">motion libraries</text:p>
        </text:list-item>
        <text:list-item>
          <text:p text:style-name="P15">kitchen skill modules</text:p>
        </text:list-item>
        <text:list-item>
          <text:p text:style-name="P15">safety constraints</text:p>
        </text:list-item>
        <text:list-item>
          <text:p text:style-name="P15">encrypted cooking workflows</text:p>
        </text:list-item>
      </text:list>
      <text:p text:style-name="P4">Licensing could follow the <text:span text:style-name="Strong_20_Emphasis">Android model</text:span>:</text:p>
      <text:list text:style-name="L10">
        <text:list-item>
          <text:p text:style-name="P16">free core (to dominate market)</text:p>
        </text:list-item>
        <text:list-item>
          <text:p text:style-name="P16">paid proprietary enhancements (AI, safety, AEC)</text:p>
        </text:list-item>
      </text:list>
      <text:h text:style-name="P7" text:outline-level="3">Restaurant chains (big opportunity)</text:h>
      <text:p text:style-name="P4">Chains like:</text:p>
      <text:list text:style-name="L11">
        <text:list-item>
          <text:p text:style-name="P17">Chipotle</text:p>
        </text:list-item>
        <text:list-item>
          <text:p text:style-name="P17">McDonald’s</text:p>
        </text:list-item>
        <text:list-item>
          <text:p text:style-name="P17">Starbucks</text:p>
        </text:list-item>
        <text:list-item>
          <text:p text:style-name="P17">Panda Express</text:p>
        </text:list-item>
        <text:list-item>
          <text:p text:style-name="P17">Pizza chains</text:p>
        </text:list-item>
      </text:list>
      <text:p text:style-name="P4">pay licensing to integrate RoboChef modules into their kitchens.</text:p>
      <text:p text:style-name="P4">Projected licensing revenue:</text:p>
      <text:p text:style-name="P11"><text:span text:style-name="Strong_20_Emphasis">$50M–$200M annually</text:span> with global adoption.</text:p>
      <text:p text:style-name="P3"/>
      <text:h text:style-name="P1" text:outline-level="1"><text:span text:style-name="Strong_20_Emphasis">4.5 Revenue Stream #5 — Data &amp; Analytics</text:span></text:h>
      <text:p text:style-name="P4">RoboChef collects anonymized data:</text:p>
      <text:list text:style-name="L12">
        <text:list-item>
          <text:p text:style-name="P18">consumption patterns</text:p>
        </text:list-item>
        <text:list-item>
          <text:p text:style-name="P18">popular recipes</text:p>
        </text:list-item>
        <text:list-item>
          <text:p text:style-name="P18">user taste preferences</text:p>
        </text:list-item>
        <text:list-item>
          <text:p text:style-name="P18">chef performance data</text:p>
        </text:list-item>
        <text:list-item>
          <text:p text:style-name="P18">efficiency metrics</text:p>
        </text:list-item>
        <text:list-item>
          <text:p text:style-name="P18">ingredient demand forecasting</text:p>
        </text:list-item>
      </text:list>
      <text:p text:style-name="P4">Food manufacturers CRAVE this data.</text:p>
      <text:h text:style-name="P7" text:outline-level="3">Monetization:</text:h>
      <text:list text:style-name="L13">
        <text:list-item>
          <text:p text:style-name="P19">anonymous trend reports</text:p>
        </text:list-item>
        <text:list-item>
          <text:p text:style-name="P19">recipe optimization insights</text:p>
        </text:list-item>
        <text:list-item>
          <text:p text:style-name="P19">supply chain forecasting</text:p>
        </text:list-item>
        <text:list-item>
          <text:p text:style-name="P19">selling aggregated analytics to vendors</text:p>
        </text:list-item>
      </text:list>
      <text:p text:style-name="P4">Projected: <text:span text:style-name="Strong_20_Emphasis">$5M–$30M per year</text:span>.</text:p>
      <text:p text:style-name="P3"/>
      <text:h text:style-name="P1" text:outline-level="1"><text:soft-page-break/><text:span text:style-name="Strong_20_Emphasis">4.6 Five-Year Financial Projection</text:span></text:h>
      <text:p text:style-name="P4">Here is a <text:span text:style-name="Strong_20_Emphasis">conservative</text:span> projection assuming:</text:p>
      <text:list text:style-name="L14">
        <text:list-item>
          <text:p text:style-name="P20">slow rollout</text:p>
        </text:list-item>
        <text:list-item>
          <text:p text:style-name="P20">modest adoption</text:p>
        </text:list-item>
        <text:list-item>
          <text:p text:style-name="P20">only first-stage markets</text:p>
        </text:list-item>
        <text:list-item>
          <text:p text:style-name="P20">no massive marketing push</text:p>
        </text:list-item>
      </text:list>
      <text:h text:style-name="P7" text:outline-level="3"><text:span text:style-name="Strong_20_Emphasis">Year 1</text:span></text:h>
      <text:list text:style-name="L15">
        <text:list-item>
          <text:p text:style-name="P21">Units sold: 500</text:p>
        </text:list-item>
        <text:list-item>
          <text:p text:style-name="P21">Vendors onboard: 50</text:p>
        </text:list-item>
        <text:list-item>
          <text:p text:style-name="P21">Total revenue: <text:span text:style-name="Strong_20_Emphasis">$4–6M</text:span></text:p>
        </text:list-item>
        <text:list-item>
          <text:p text:style-name="P21">Loss expected (R&amp;D phase)</text:p>
        </text:list-item>
      </text:list>
      <text:h text:style-name="P7" text:outline-level="3"><text:span text:style-name="Strong_20_Emphasis">Year 2</text:span></text:h>
      <text:list text:style-name="L16">
        <text:list-item>
          <text:p text:style-name="P22">Units sold: 3,500</text:p>
        </text:list-item>
        <text:list-item>
          <text:p text:style-name="P22">Vendors: 150</text:p>
        </text:list-item>
        <text:list-item>
          <text:p text:style-name="P22">Revenue: <text:span text:style-name="Strong_20_Emphasis">$18–25M</text:span></text:p>
        </text:list-item>
        <text:list-item>
          <text:p text:style-name="P22">Beginning of profitability</text:p>
        </text:list-item>
      </text:list>
      <text:h text:style-name="P7" text:outline-level="3"><text:span text:style-name="Strong_20_Emphasis">Year 3</text:span></text:h>
      <text:list text:style-name="L17">
        <text:list-item>
          <text:p text:style-name="P23">Units: 15,000</text:p>
        </text:list-item>
        <text:list-item>
          <text:p text:style-name="P23">Vendors: 500</text:p>
        </text:list-item>
        <text:list-item>
          <text:p text:style-name="P23">Revenue: <text:span text:style-name="Strong_20_Emphasis">$45–75M</text:span></text:p>
        </text:list-item>
        <text:list-item>
          <text:p text:style-name="P23">Profit margin strengthens (AEC recurring)</text:p>
        </text:list-item>
      </text:list>
      <text:h text:style-name="P7" text:outline-level="3"><text:span text:style-name="Strong_20_Emphasis">Year 4</text:span></text:h>
      <text:list text:style-name="L18">
        <text:list-item>
          <text:p text:style-name="P24">Units: 50,000</text:p>
        </text:list-item>
        <text:list-item>
          <text:p text:style-name="P24">Vendors: 1,500</text:p>
        </text:list-item>
        <text:list-item>
          <text:p text:style-name="P24">Revenue: <text:span text:style-name="Strong_20_Emphasis">$120–180M</text:span></text:p>
        </text:list-item>
      </text:list>
      <text:h text:style-name="P7" text:outline-level="3"><text:span text:style-name="Strong_20_Emphasis">Year 5</text:span></text:h>
      <text:list text:style-name="L19">
        <text:list-item>
          <text:p text:style-name="P25">Units: 150,000</text:p>
        </text:list-item>
        <text:list-item>
          <text:p text:style-name="P25">Vendors: 5,000</text:p>
        </text:list-item>
        <text:list-item>
          <text:p text:style-name="P25">Revenue: <text:span text:style-name="Strong_20_Emphasis">$300–500M</text:span></text:p>
        </text:list-item>
      </text:list>
      <text:p text:style-name="P4">At this point, RoboChef becomes a <text:span text:style-name="Strong_20_Emphasis">Tier-1 food-automation empire</text:span>.</text:p>
      <text:p text:style-name="P3"/>
      <text:h text:style-name="P1" text:outline-level="1"><text:span text:style-name="Strong_20_Emphasis">4.7 High-Level Cost Structure</text:span></text:h>
      <text:h text:style-name="P7" text:outline-level="3"><text:span text:style-name="Strong_20_Emphasis">Major cost categories</text:span></text:h>
      <text:list text:style-name="L20">
        <text:list-item>
          <text:p text:style-name="P26">Robotics development</text:p>
        </text:list-item>
        <text:list-item>
          <text:p text:style-name="P26">Humanoid motion AI training</text:p>
        </text:list-item>
        <text:list-item>
          <text:p text:style-name="P26">Food safety compliance</text:p>
        </text:list-item>
        <text:list-item>
          <text:p text:style-name="P26">Cloud infrastructure</text:p>
        </text:list-item>
        <text:list-item>
          <text:p text:style-name="P26">Packaging &amp; supply-chain setup</text:p>
        </text:list-item>
        <text:list-item>
          <text:p text:style-name="P26">Mechanical engineering</text:p>
        </text:list-item>
        <text:list-item>
          <text:p text:style-name="P26">Manufacturing partnerships</text:p>
        </text:list-item>
        <text:list-item>
          <text:p text:style-name="P26">Marketing &amp; distribution</text:p>
        </text:list-item>
        <text:list-item>
          <text:p text:style-name="P26">Software + AI team</text:p>
        </text:list-item>
        <text:list-item>
          <text:p text:style-name="P26">Legal &amp; patent portfolio expansion</text:p>
        </text:list-item>
      </text:list>
      <text:h text:style-name="P7" text:outline-level="3"><text:soft-page-break/><text:span text:style-name="Strong_20_Emphasis">Margins</text:span></text:h>
      <text:list text:style-name="L21">
        <text:list-item>
          <text:p text:style-name="P27">Hardware margin: <text:span text:style-name="Strong_20_Emphasis">40–65%</text:span></text:p>
        </text:list-item>
        <text:list-item>
          <text:p text:style-name="P27">AEC margin: <text:span text:style-name="Strong_20_Emphasis">90%</text:span></text:p>
        </text:list-item>
        <text:list-item>
          <text:p text:style-name="P27">Subscription margin: <text:span text:style-name="Strong_20_Emphasis">80–95%</text:span></text:p>
        </text:list-item>
        <text:list-item>
          <text:p text:style-name="P27">Licensing margin: <text:span text:style-name="Strong_20_Emphasis">95%</text:span></text:p>
        </text:list-item>
      </text:list>
      <text:p text:style-name="P4">RoboChef’s recurring revenue margin is <text:span text:style-name="Strong_20_Emphasis">near SaaS-level profitability</text:span>.</text:p>
      <text:p text:style-name="P3"/>
      <text:h text:style-name="P1" text:outline-level="1"><text:span text:style-name="Strong_20_Emphasis">4.8 Break-Even Analysis</text:span></text:h>
      <text:p text:style-name="P4">Thanks to AEC + subscriptions, break-even occurs early:</text:p>
      <text:list text:style-name="L22">
        <text:list-item>
          <text:p text:style-name="P28">If 10,000 households + 2,000 restaurants adopt,</text:p>
        </text:list-item>
        <text:list-item>
          <text:p text:style-name="P28">With ~20M AEC packets per year,</text:p>
        </text:list-item>
        <text:list-item>
          <text:p text:style-name="P28">The company covers all operational cost.</text:p>
        </text:list-item>
      </text:list>
      <text:h text:style-name="P7" text:outline-level="3">Break-even achieved around <text:span text:style-name="Strong_20_Emphasis">Year 2–3</text:span>.</text:h>
      <text:p text:style-name="P3"/>
      <text:h text:style-name="P1" text:outline-level="1"><text:span text:style-name="Strong_20_Emphasis">4.9 Investment &amp; Funding Strategy</text:span></text:h>
      <text:h text:style-name="P7" text:outline-level="3">Stages:</text:h>
      <text:p text:style-name="P4"><text:span text:style-name="Strong_20_Emphasis">Stage 1 — Prototype (Seed Round)</text:span></text:p>
      <text:list text:style-name="L23">
        <text:list-item>
          <text:p text:style-name="P29">Build core appliance prototype</text:p>
        </text:list-item>
        <text:list-item>
          <text:p text:style-name="P29">Build food-seal, scanner, and AEC system</text:p>
        </text:list-item>
        <text:list-item>
          <text:p text:style-name="P29">Cloud API for recipes</text:p>
        </text:list-item>
        <text:list-item>
          <text:p text:style-name="P29">Cost: $2–4M</text:p>
        </text:list-item>
      </text:list>
      <text:p text:style-name="P4"><text:span text:style-name="Strong_20_Emphasis">Stage 2 — Beta (Series A)</text:span></text:p>
      <text:list text:style-name="L24">
        <text:list-item>
          <text:p text:style-name="P30">Build humanoid mode (software + training)</text:p>
        </text:list-item>
        <text:list-item>
          <text:p text:style-name="P30">Vendor onboarding</text:p>
        </text:list-item>
        <text:list-item>
          <text:p text:style-name="P30">Restaurant trials</text:p>
        </text:list-item>
        <text:list-item>
          <text:p text:style-name="P30">Cost: $8–12M</text:p>
        </text:list-item>
      </text:list>
      <text:p text:style-name="P4"><text:span text:style-name="Strong_20_Emphasis">Stage 3 — Global Rollout (Series B–C)</text:span></text:p>
      <text:list text:style-name="L25">
        <text:list-item>
          <text:p text:style-name="P31">Manufacturing partner</text:p>
        </text:list-item>
        <text:list-item>
          <text:p text:style-name="P31">Global distribution</text:p>
        </text:list-item>
        <text:list-item>
          <text:p text:style-name="P31">Large-scale marketing</text:p>
        </text:list-item>
        <text:list-item>
          <text:p text:style-name="P31">Celebrity chef endorsements</text:p>
        </text:list-item>
        <text:list-item>
          <text:p text:style-name="P31">Cost: $40–100M</text:p>
        </text:list-item>
      </text:list>
      <text:p text:style-name="P3"/>
      <text:h text:style-name="P1" text:outline-level="1"><text:span text:style-name="Strong_20_Emphasis">PART 4 Completed</text:span></text:h>
      <text:p text:style-name="P4">You now have a <text:span text:style-name="Strong_20_Emphasis">full professional financial model and revenue plan</text:span> including:</text:p>
      <text:list text:style-name="L26">
        <text:list-item>
          <text:p text:style-name="P32">recurring licensing</text:p>
        </text:list-item>
        <text:list-item>
          <text:p text:style-name="P32">subscriptions</text:p>
        </text:list-item>
        <text:list-item>
          <text:p text:style-name="P32">hardware sales</text:p>
        </text:list-item>
        <text:list-item>
          <text:p text:style-name="P32">vendor partnerships</text:p>
        </text:list-item>
        <text:list-item>
          <text:p text:style-name="P32">long-term profitability</text:p>
        </text:list-item>
      </text:list>
      <text:p text:style-name="P3"/>
      <text:h text:style-name="P2" text:outline-level="2"><text:soft-page-break/>Ready for <text:span text:style-name="Strong_20_Emphasis">PART 5 — Go-To-Market Strategy</text:span>?</text:h>
      <text:p text:style-name="P4">Say:</text:p>
      <text:p text:style-name="P4">👉 <text:span text:style-name="Strong_20_Emphasis">“Proceed with Part 5”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9:25:17.139817300</meta:creation-date>
    <dc:date>2025-11-16T19:28:28.660874900</dc:date>
    <meta:editing-duration>PT3M11S</meta:editing-duration>
    <meta:editing-cycles>1</meta:editing-cycles>
    <meta:document-statistic meta:table-count="2" meta:image-count="0" meta:object-count="0" meta:page-count="6" meta:paragraph-count="210" meta:word-count="915" meta:character-count="5668" meta:non-whitespace-character-count="5090"/>
    <meta:generator>LibreOffice/25.8.2.2$Windows_X86_64 LibreOffice_project/d401f2107ccab8f924a8e2df40f573aab7605b6f</meta:generator>
  </office:meta>
</office:document-meta>
</file>